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Pictures/TablePreview4.svm"/>
  <manifest:file-entry manifest:media-type="image/png" manifest:full-path="Pictures/10000000000000200000002000309F1C.pn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1cm" svg:stroke-color="#ffffff" draw:marker-start-width="0.276cm" draw:marker-end-width="0.276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>
      <style:graphic-properties draw:ole-draw-aspect="1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svg:stroke-color="#ff0000" draw:textarea-horizontal-align="justify" draw:textarea-vertical-align="middle" draw:auto-grow-height="false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6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8.105cm"/>
    </style:style>
    <style:style style:name="pr9" style:family="presentation" style:parent-style-name="Default-title">
      <style:graphic-properties fo:min-height="3.177cm"/>
    </style:style>
    <style:style style:name="pr10" style:family="presentation" style:parent-style-name="Default-outline1">
      <style:graphic-properties fo:min-height="14.266cm"/>
    </style:style>
    <style:style style:name="co1" style:family="table-column">
      <style:table-column-properties style:column-width="1.954cm" style:use-optimal-column-width="false"/>
    </style:style>
    <style:style style:name="co2" style:family="table-column">
      <style:table-column-properties style:column-width="2.481cm" style:use-optimal-column-width="false"/>
    </style:style>
    <style:style style:name="co3" style:family="table-column">
      <style:table-column-properties style:column-width="2.894cm" style:use-optimal-column-width="false"/>
    </style:style>
    <style:style style:name="co4" style:family="table-column">
      <style:table-column-properties style:column-width="6.382cm" style:use-optimal-column-width="false"/>
    </style:style>
    <style:style style:name="co5" style:family="table-column">
      <style:table-column-properties style:column-width="6.381cm" style:use-optimal-column-width="false"/>
    </style:style>
    <style:style style:name="co6" style:family="table-column">
      <style:table-column-properties style:column-width="10.505cm" style:use-optimal-column-width="false"/>
    </style:style>
    <style:style style:name="co7" style:family="table-column">
      <style:table-column-properties style:column-width="2.526cm" style:use-optimal-column-width="false"/>
    </style:style>
    <style:style style:name="co8" style:family="table-column">
      <style:table-column-properties style:column-width="1.709cm" style:use-optimal-column-width="false"/>
    </style:style>
    <style:style style:name="ro1" style:family="table-row">
      <style:table-row-properties style:row-height="1.106cm"/>
    </style:style>
    <style:style style:name="ro2" style:family="table-row">
      <style:table-row-properties style:row-height="2.125cm"/>
    </style:style>
    <style:style style:name="ro3" style:family="table-row">
      <style:table-row-properties style:row-height="2.127cm"/>
    </style:style>
    <style:style style:name="ro4" style:family="table-row">
      <style:table-row-properties style:row-height="1.26cm"/>
    </style:style>
    <style:style style:name="ro5" style:family="table-row">
      <style:table-row-properties style:row-height="3.518cm"/>
    </style:style>
    <style:style style:name="ro6" style:family="table-row">
      <style:table-row-properties style:row-height="1.434cm"/>
    </style:style>
    <style:style style:name="ro7" style:family="table-row">
      <style:table-row-properties style:row-height="1.059cm"/>
    </style:style>
    <style:style style:name="ro8" style:family="table-row">
      <style:table-row-properties style:row-height="1.422cm"/>
    </style:style>
    <style:style style:name="ro9" style:family="table-row">
      <style:table-row-properties style:row-height="1.425cm"/>
    </style:style>
    <style:style style:name="ce1" style:family="table-cell">
      <style:graphic-properties draw:fill="none" style:repeat="repeat" draw:textarea-vertical-align="middle"/>
      <style:paragraph-properties fo:border="none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2" style:family="table-cell">
      <style:graphic-properties draw:fill="none" style:repeat="repeat" draw:textarea-vertical-align="bottom"/>
      <style:paragraph-properties fo:text-align="center" fo:border-left="none" fo:border-right="none" fo:border-top="none" fo:border-bottom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-left="none" fo:border-right="0.03pt solid #ffffff" fo:border-top="none" fo:border-bottom="none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4" style:family="table-cell">
      <style:graphic-properties draw:fill="none" style:repeat="repeat" draw:textarea-vertical-align="middle"/>
      <style:paragraph-properties fo:text-align="center" fo:border-left="none" fo:border-right="0.03pt solid #ffffff" fo:border-top="none" fo:border-bottom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5" style:family="table-cell">
      <style:graphic-properties draw:fill="none" style:repeat="repeat" draw:textarea-vertical-align="middle"/>
      <style:paragraph-properties fo:border-left="0.03pt solid #ffffff" fo:border-right="0.03pt solid #ffffff" fo:border-top="none" fo:border-bottom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6" style:family="table-cell">
      <style:graphic-properties draw:fill="none" style:repeat="repeat" draw:textarea-vertical-align="middle"/>
      <style:paragraph-properties fo:border-left="none" fo:border-right="0.03pt solid #ffffff" fo:border-top="0.03pt solid #ffffff" fo:border-bottom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7" style:family="table-cell">
      <style:graphic-properties draw:fill="none" style:repeat="repeat" draw:textarea-vertical-align="middle"/>
      <style:paragraph-properties fo:border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8" style:family="table-cell">
      <style:graphic-properties draw:fill="none" style:repeat="repeat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9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10" style:family="table-cell">
      <style:graphic-properties draw:fill="none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11" style:family="table-cell">
      <style:graphic-properties draw:fill="none" style:repeat="repeat" draw:textarea-vertical-align="middle"/>
      <style:paragraph-properties fo:border="0.03pt solid #ffffff"/>
    </style:style>
    <style:style style:name="ce12" style:family="table-cell">
      <style:graphic-properties draw:fill="none" style:repeat="repeat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13" style:family="table-cell">
      <style:graphic-properties draw:fill="none" style:repeat="repeat" draw:textarea-vertical-align="middle"/>
      <style:paragraph-properties fo:text-align="center" fo:border="0.03pt solid #ffffff"/>
      <style:text-properties fo:color="#23ff23" fo:font-family="'DejaVu Sans'" style:font-family-generic="swiss" style:font-pitch="variable" fo:font-weight="bold" style:font-weight-asian="bold" style:font-weight-complex="bold"/>
    </style:style>
    <style:style style:name="ce14" style:family="table-cell">
      <style:graphic-properties draw:fill="none" style:repeat="repeat"/>
      <style:paragraph-properties fo:border="0.03pt solid #ffffff"/>
    </style:style>
    <style:style style:name="ce15" style:family="table-cell">
      <style:graphic-properties draw:fill="none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16" style:family="table-cell">
      <style:graphic-properties draw:fill="none" style:repeat="repeat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17" style:family="table-cell">
      <style:graphic-properties draw:fill="none" style:repeat="repeat" draw:textarea-vertical-align="bottom"/>
      <style:paragraph-properties fo:border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18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19" style:family="table-cell">
      <style:graphic-properties draw:fill="none" style:repeat="repeat" draw:textarea-vertical-align="middle"/>
      <style:paragraph-properties fo:border="0.03pt solid #ffffff"/>
      <style:text-properties fo:color="#ffffff" fo:font-family="'DejaVu Sans'" style:font-family-generic="swiss" style:font-pitch="variable" fo:font-weight="normal" style:font-weight-asian="normal" style:font-weight-complex="normal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size="16pt"/>
    </style:style>
    <style:style style:name="P6" style:family="paragraph">
      <style:paragraph-properties fo:text-align="center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P7" style:family="paragraph">
      <style:paragraph-properties fo:text-align="center"/>
      <style:text-properties fo:color="#ffff00" fo:font-family="'DejaVu Sans'" style:font-family-generic="swiss" style:font-pitch="variable"/>
    </style:style>
    <style:style style:name="P8" style:family="paragraph">
      <style:paragraph-properties fo:text-align="center"/>
    </style:style>
    <style:style style:name="P9" style:family="paragraph">
      <style:text-properties fo:color="#ffff00"/>
    </style:style>
    <style:style style:name="P10" style:family="paragraph">
      <style:paragraph-properties fo:text-align="center"/>
      <style:text-properties fo:font-family="'DejaVu Sans'" style:font-family-generic="swiss" style:font-pitch="variable" fo:font-weight="bold" style:font-weight-asian="bold" style:font-weight-complex="bold"/>
    </style:style>
    <style:style style:name="P11" style:family="paragraph">
      <style:text-properties fo:font-family="'DejaVu Sans'" style:font-family-generic="swiss" style:font-pitch="variable" fo:font-weight="bold" style:font-weight-asian="bold" style:font-weight-complex="bold"/>
    </style:style>
    <style:style style:name="P12" style:family="paragraph">
      <style:text-properties fo:color="#ffffff" fo:font-family="'DejaVu Sans'" style:font-family-generic="swiss" style:font-pitch="variable" fo:font-weight="normal" style:font-weight-asian="normal" style:font-weight-complex="normal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ccffff"/>
    </style:style>
    <style:style style:name="T4" style:family="text">
      <style:text-properties fo:color="#ffff00" style:text-position="0% 100%"/>
    </style:style>
    <style:style style:name="T5" style:family="text">
      <style:text-properties style:text-position="0% 100%"/>
    </style:style>
    <style:style style:name="T6" style:family="text">
      <style:text-properties fo:color="#23ff23"/>
    </style:style>
    <style:style style:name="T7" style:family="text">
      <style:text-properties fo:color="#ffff00" fo:font-family="'DejaVu Sans'" style:font-family-generic="swiss" style:font-pitch="variable"/>
    </style:style>
    <style:style style:name="T8" style:family="text">
      <style:text-properties fo:color="#ffff00" fo:font-size="12pt" style:font-size-asian="12pt" style:font-size-complex="1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ffff00" fo:font-family="'DejaVu Sans'" style:font-family-generic="swiss" style:font-pitch="variable" fo:font-size="18pt" style:font-size-asian="18pt" style:font-size-complex="18pt"/>
    </style:style>
    <style:style style:name="T11" style:family="text">
      <style:text-properties style:text-position="-33% 58%"/>
    </style:style>
    <style:style style:name="T12" style:family="text">
      <style:text-properties fo:color="#23ff23" style:text-position="0% 100%"/>
    </style:style>
    <style:style style:name="T13" style:family="text">
      <style:text-properties fo:color="#23ff23" style:text-position="-33% 58%"/>
    </style:style>
    <style:style style:name="T14" style:family="text">
      <style:text-properties fo:color="#23ff23" style:text-position="33% 58%"/>
    </style:style>
    <style:style style:name="T15" style:family="text">
      <style:text-properties style:text-position="33% 58%"/>
    </style:style>
    <style:style style:name="T16" style:family="text">
      <style:text-properties fo:color="#ffffff" fo:font-family="'DejaVu Sans'" style:font-family-generic="swiss" style:font-pitch="variable" fo:font-weight="bold" style:font-weight-asian="bold" style:font-weight-complex="bold"/>
    </style:style>
    <style:style style:name="T17" style:family="text">
      <style:text-properties fo:color="#23ff23" fo:font-family="'DejaVu Sans'" style:font-family-generic="swiss" style:font-pitch="variable" fo:font-weight="bold" style:font-weight-asian="bold" style:font-weight-complex="bold"/>
    </style:style>
    <style:style style:name="T18" style:family="text">
      <style:text-properties fo:color="#23ff23" style:text-position="-33% 58%" fo:font-family="'DejaVu Sans'" style:font-family-generic="swiss" style:font-pitch="variable" fo:font-weight="bold" style:font-weight-asian="bold" style:font-weight-complex="bold"/>
    </style:style>
    <style:style style:name="T19" style:family="text">
      <style:text-properties fo:color="#23ff23" fo:font-family="'DejaVu Sans'" style:font-family-generic="swiss" style:font-pitch="variable" fo:font-weight="bold" style:font-weight-asian="bold" style:font-weight-complex="bold"/>
    </style:style>
    <style:style style:name="T20" style:family="text">
      <style:text-properties fo:color="#23ff23" style:text-position="-33% 58%" fo:font-family="'DejaVu Sans'" style:font-family-generic="swiss" style:font-pitch="variable" fo:font-weight="bold" style:font-weight-asian="bold" style:font-weight-complex="bold"/>
    </style:style>
    <style:style style:name="T21" style:family="text">
      <style:text-properties fo:color="#ffff00" fo:font-family="'DejaVu Sans'" style:font-family-generic="swiss" style:font-pitch="variable" fo:font-weight="bold" style:font-weight-asian="bold" style:font-weight-complex="bold"/>
    </style:style>
    <style:style style:name="T22" style:family="text">
      <style:text-properties fo:color="#ffff00" fo:font-family="'DejaVu Sans'" style:font-family-generic="swiss" style:font-pitch="variable" fo:font-weight="bold" style:font-weight-asian="bold" style:font-weight-complex="bold"/>
    </style:style>
    <style:style style:name="T23" style:family="text">
      <style:text-properties fo:color="#ffff00" style:text-position="-33% 58%"/>
    </style:style>
    <style:style style:name="T24" style:family="text">
      <style:text-properties fo:color="#ffffff"/>
    </style:style>
    <style:style style:name="T25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23ff23" style:text-overline-style="solid" style:text-overline-width="auto" style:text-overline-color="font-color"/>
    </style:style>
    <style:style style:name="T28" style:family="text">
      <style:text-properties fo:color="#23ff23" style:text-position="-33% 58%" style:text-overline-style="solid" style:text-overline-width="auto" style:text-overline-color="font-color"/>
    </style:style>
    <style:style style:name="T29" style:family="text">
      <style:text-properties fo:color="#23ff23" style:text-position="0% 100%" style:text-overline-style="solid" style:text-overline-width="auto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Factorial ANOVA</presentation:footer-decl>
      <presentation:footer-decl presentation:name="ftr2">CMPTxxxx</presentation:footer-decl>
      <presentation:date-time-decl presentation:name="dtd1" presentation:source="fixed">15 Nov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12.2-3: Factorial ANOVA<text:line-break/><text:tab/><text:tab/>and Blocking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15 Nov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3.556cm" svg:x="18.288cm" svg:y="9.906cm">
          <text:list text:style-name="L2">
            <text:list-item>
              <text:p><text:span text:style-name="T2">HW8</text:span> due next Tue</text:p>
            </text:list-item>
            <text:list-item>
              <text:p>Please download:<text:line-break/><text:span text:style-name="T3"><text:a xlink:href="http://twu.seanho.com/11fall/busi275/lectures/19-Eukanuba.xls">19-Eukanuba.xls</text:a></text:span></text:p>
              <text:p><text:span text:style-name="T3"><text:a xlink:href="http://twu.seanho.com/11fall/busi275/lectures/19-Applebees.xls">19-Applebees.xls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Outline for toda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4">Factorial</text:span><text:span text:style-name="T5"> ANOVA (multiple nominal IVs)</text:span></text:p>
                <text:list>
                  <text:list-item>
                    <text:p><text:span text:style-name="T4">Assumptions</text:span></text:p>
                  </text:list-item>
                  <text:list-item>
                    <text:p><text:span text:style-name="T4">Graphing</text:span></text:p>
                  </text:list-item>
                  <text:list-item>
                    <text:p><text:span text:style-name="T4">Model</text:span><text:span text:style-name="T5"> and calculations</text:span></text:p>
                  </text:list-item>
                  <text:list-item>
                    <text:p><text:span text:style-name="T4">Main effects</text:span></text:p>
                  </text:list-item>
                  <text:list-item>
                    <text:p><text:span text:style-name="T4">Interaction</text:span><text:span text:style-name="T5"> / moderation</text:span></text:p>
                  </text:list-item>
                </text:list>
              </text:list-item>
              <text:list-item>
                <text:p><text:span text:style-name="T4">Randomized Complete Block</text:span><text:span text:style-name="T5"> ANOVA</text:span></text:p>
                <text:list>
                  <text:list-item>
                    <text:p><text:span text:style-name="T4">Fixed</text:span><text:span text:style-name="T5"> vs. </text:span><text:span text:style-name="T4">random</text:span><text:span text:style-name="T5"> effects</text:span></text:p>
                  </text:list-item>
                  <text:list-item>
                    <text:p><text:span text:style-name="T4">Model</text:span><text:span text:style-name="T5"> and calculations</text:span></text:p>
                  </text:list-item>
                  <text:list-item>
                    <text:p><text:span text:style-name="T5">Post-hoc analysis: </text:span><text:span text:style-name="T4">Fisher's LSD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Factorial ANOVA</text:p>
          </draw:text-box>
        </draw:frame>
        <draw:frame presentation:style-name="pr5" draw:layer="layout" svg:width="25.199cm" svg:height="15.487cm" svg:x="1.4cm" svg:y="3.81cm" presentation:class="outline" presentation:user-transformed="true">
          <draw:text-box>
            <text:list text:style-name="L3">
              <text:list-item>
                <text:p>Equivalent to <text:span text:style-name="T2">multiple</text:span> <text:span text:style-name="T2">regression</text:span></text:p>
                <text:list>
                  <text:list-item>
                    <text:p>Except with <text:span text:style-name="T2">nominal</text:span> predictors</text:p>
                  </text:list-item>
                  <text:list-item>
                    <text:p><text:span text:style-name="T6">N-way</text:span> ANOVA for N predictors</text:p>
                  </text:list-item>
                </text:list>
              </text:list-item>
              <text:list-item>
                <text:p>IVs are “<text:span text:style-name="T2">between-groups</text:span>” factors:</text:p>
                <text:list>
                  <text:list-item>
                    <text:p>Divide up sample into <text:span text:style-name="T2">cells</text:span></text:p>
                  </text:list-item>
                  <text:list-item>
                    <text:p>Each <text:span text:style-name="T2">participant</text:span> in only 1 cell</text:p>
                  </text:list-item>
                </text:list>
              </text:list-item>
              <text:list-item>
                <text:p>If your IVs are <text:span text:style-name="T2">mixed</text:span> continuous / nominal,<text:line-break/>try regression using <text:span text:style-name="T2">dummy</text:span> variables</text:p>
                <text:list>
                  <text:list-item>
                    <text:p>Although this may result in many IVs!</text:p>
                  </text:list-item>
                </text:list>
              </text:list-item>
              <text:list-item>
                <text:p>You can also try <text:span text:style-name="T2">ANCOVA</text:span>:</text:p>
                <text:list>
                  <text:list-item>
                    <text:p>Continuous “<text:span text:style-name="T2">covariates</text:span>” are first factored out then regular <text:span text:style-name="T2">ANOVA</text:span> is done on residuals</text:p>
                  </text:list-item>
                </text:list>
              </text:list-item>
            </text:list>
          </draw:text-box>
        </draw:frame>
        <draw:frame draw:style-name="standard" draw:layer="layout" svg:width="6.915cm" svg:height="7.482cm" svg:x="20.52cm" svg:y="1.6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/>
              <table:table-cell table:number-columns-spanned="2">
                <text:p text:style-name="P6">IV1: Gender</text:p>
              </table:table-cell>
              <table:covered-table-cell/>
            </table:table-row>
            <table:table-row table:style-name="ro2">
              <table:table-cell table:style-name="ce3" table:number-rows-spanned="3">
                <text:p text:style-name="P7"><text:span text:style-name="T7">IV2: Src</text:span></text:p>
              </table:table-cell>
              <table:table-cell table:style-name="ce4">
                <text:p text:style-name="P6"><text:span text:style-name="T8">$40 $20 $25 $32</text:span></text:p>
              </table:table-cell>
              <table:table-cell table:style-name="ce5">
                <text:p text:style-name="P8"><text:span text:style-name="T8">$17 $21 $19 $22</text:span></text:p>
              </table:table-cell>
            </table:table-row>
            <table:table-row table:style-name="ro2">
              <table:covered-table-cell table:style-name="ce3"/>
              <table:table-cell table:style-name="ce6">
                <text:p><text:span text:style-name="T8">$30 $26 $25</text:span></text:p>
              </table:table-cell>
              <table:table-cell table:style-name="ce7">
                <text:p><text:span text:style-name="T8">$22 $19 </text:span></text:p>
              </table:table-cell>
            </table:table-row>
            <table:table-row table:style-name="ro3">
              <table:covered-table-cell table:style-name="ce3"/>
              <table:table-cell table:style-name="ce6">
                <text:p><text:span text:style-name="T8">$40 $45 $52 $43 $39 $48</text:span></text:p>
              </table:table-cell>
              <table:table-cell table:style-name="ce7">
                <text:p><text:span text:style-name="T8">$50 $60 $5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9" draw:layer="layout" svg:width="5.784cm" svg:height="1.038cm" svg:x="21.298cm" svg:y="0.572cm">
          <draw:text-box>
            <text:p text:style-name="P9">DV: Purch Amt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ssumptio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Same as for regular ANOVA, per <text:span text:style-name="T2">cell</text:span>:</text:p>
                <text:list>
                  <text:list-item>
                    <text:p>DV <text:span text:style-name="T2">continuous</text:span></text:p>
                  </text:list-item>
                  <text:list-item>
                    <text:p>Independent <text:span text:style-name="T2">observations</text:span>,<text:line-break/>independent <text:span text:style-name="T2">cells</text:span> (groups)</text:p>
                  </text:list-item>
                  <text:list-item>
                    <text:p>DV <text:span text:style-name="T2">normal</text:span> within each cell</text:p>
                  </text:list-item>
                  <text:list-item>
                    <text:p><text:span text:style-name="T2">Variance</text:span> of DV similar across all cells:</text:p>
                    <text:list>
                      <text:list-item>
                        <text:p><text:span text:style-name="T6">(largest SD)</text:span> / <text:span text:style-name="T6">(smallest SD) </text:span>&lt; <text:span text:style-name="T6">2</text:span></text:p>
                      </text:list-item>
                    </text:list>
                  </text:list-item>
                </text:list>
              </text:list-item>
              <text:list-item>
                <text:p>The last two are less important as long as:</text:p>
                <text:list>
                  <text:list-item>
                    <text:p>Total <text:span text:style-name="T2">sample size </text:span>is reasonably large (<text:span text:style-name="T6">&gt;50</text:span>)</text:p>
                  </text:list-item>
                  <text:list-item>
                    <text:p><text:span text:style-name="T2">Balanced</text:span> design: all cells similar sample size</text:p>
                  </text:list-item>
                  <text:list-item>
                    <text:p>No rows/cols are completely <text:span text:style-name="T2">empty</text:span></text:p>
                  </text:list-item>
                </text:list>
              </text:list-item>
            </text:list>
          </draw:text-box>
        </draw:frame>
        <draw:frame draw:style-name="standard" draw:layer="layout" svg:width="6.915cm" svg:height="7.482cm" svg:x="20.52cm" svg:y="1.6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/>
              <table:table-cell table:number-columns-spanned="2">
                <text:p text:style-name="P6"><text:span text:style-name="T9">IV1: Gender</text:span></text:p>
              </table:table-cell>
              <table:covered-table-cell/>
            </table:table-row>
            <table:table-row table:style-name="ro2">
              <table:table-cell table:style-name="ce3" table:number-rows-spanned="3">
                <text:p text:style-name="P6"><text:span text:style-name="T10">IV2: Src</text:span></text:p>
              </table:table-cell>
              <table:table-cell table:style-name="ce4">
                <text:p text:style-name="P6"><text:span text:style-name="T8">$40 $20 $25 $32</text:span></text:p>
              </table:table-cell>
              <table:table-cell table:style-name="ce8">
                <text:p text:style-name="P10"><text:span text:style-name="T8">$17 $21 $19 $22</text:span></text:p>
              </table:table-cell>
            </table:table-row>
            <table:table-row table:style-name="ro2">
              <table:covered-table-cell table:style-name="ce3"/>
              <table:table-cell table:style-name="ce6">
                <text:p text:style-name="P11"><text:span text:style-name="T8">$30 $26 $25</text:span></text:p>
              </table:table-cell>
              <table:table-cell table:style-name="ce7">
                <text:p text:style-name="P11"><text:span text:style-name="T8">$22 $19 </text:span></text:p>
              </table:table-cell>
            </table:table-row>
            <table:table-row table:style-name="ro3">
              <table:covered-table-cell table:style-name="ce3"/>
              <table:table-cell table:style-name="ce6">
                <text:p text:style-name="P11"><text:span text:style-name="T8">$40 $45 $52 $43 $39 $48</text:span></text:p>
              </table:table-cell>
              <table:table-cell table:style-name="ce7">
                <text:p text:style-name="P11"><text:span text:style-name="T8">$50 $60 $5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9" draw:layer="layout" svg:width="5.784cm" svg:height="1.038cm" svg:x="21.298cm" svg:y="0.572cm">
          <draw:text-box>
            <text:p text:style-name="P9">DV: Purch Amt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Graphing 2-way ANOVA data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Dataset: <text:span text:style-name="T3"><text:a xlink:href="http://twu.seanho.com/11fall/busi275/lectures/19-Eukanuba.xls">19-Eukanuba.xls</text:a></text:span></text:p>
              </text:list-item>
              <text:list-item>
                <text:p>The DV has a different <text:span text:style-name="T2">distribution</text:span> in each cell</text:p>
              </text:list-item>
              <text:list-item>
                <text:p>One way to <text:span text:style-name="T2">visualize</text:span>: condense it down to the<text:line-break/><text:span text:style-name="T2">average</text:span> of DV within each cell</text:p>
              </text:list-item>
              <text:list-item>
                <text:p><text:span text:style-name="T2">Pivot Table</text:span>:</text:p>
                <text:list>
                  <text:list-item>
                    <text:p><text:span text:style-name="T6">Formula</text:span> (<text:span text:style-name="T2">row</text:span>)</text:p>
                  </text:list-item>
                  <text:list-item>
                    <text:p><text:span text:style-name="T6">Plant</text:span> (<text:span text:style-name="T2">col</text:span>)</text:p>
                  </text:list-item>
                  <text:list-item>
                    <text:p><text:span text:style-name="T2">Average</text:span> of<text:line-break/> <text:span text:style-name="T6">Fat</text:span> (<text:span text:style-name="T2">data</text:span>)</text:p>
                  </text:list-item>
                </text:list>
              </text:list-item>
              <text:list-item>
                <text:p>Try a <text:span text:style-name="T2">line</text:span> chart:</text:p>
              </text:list-item>
            </text:list>
          </draw:text-box>
        </draw:frame>
        <draw:frame draw:style-name="gr4" draw:layer="layout" svg:width="15.999cm" svg:height="8.999cm" svg:x="12.001cm" svg:y="9.39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2-way ANOVA: model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Main</text:span> effects on each IV, plus <text:span text:style-name="T2">interactions</text:span>:</text:p>
                <text:list>
                  <text:list-item>
                    <text:p><text:span text:style-name="T6">Purchase</text:span> = b<text:span text:style-name="T11">0</text:span><text:span text:style-name="T5"> + (</text:span><text:span text:style-name="T12">Gender</text:span><text:span text:style-name="T5"> effect) + (</text:span><text:span text:style-name="T12">Src</text:span><text:span text:style-name="T5"> effct) + (</text:span><text:span text:style-name="T12">Gender</text:span><text:span text:style-name="T5">*</text:span><text:span text:style-name="T12">Source</text:span><text:span text:style-name="T5"> effect) + ε</text:span></text:p>
                  </text:list-item>
                </text:list>
              </text:list-item>
              <text:list-item>
                <text:p><text:span text:style-name="T5">Decomposition of </text:span><text:span text:style-name="T4">variance</text:span><text:span text:style-name="T5">:</text:span></text:p>
                <text:list>
                  <text:list-item>
                    <text:p><text:span text:style-name="T12">SS</text:span><text:span text:style-name="T13">tot</text:span><text:span text:style-name="T5"> = </text:span><text:span text:style-name="T12">SS</text:span><text:span text:style-name="T13">Gen</text:span><text:span text:style-name="T5"> + </text:span><text:span text:style-name="T12">SS</text:span><text:span text:style-name="T13">Src</text:span><text:span text:style-name="T5"> + </text:span><text:span text:style-name="T12">SS</text:span><text:span text:style-name="T13">Gen</text:span><text:span text:style-name="T11">*</text:span><text:span text:style-name="T13">Src</text:span><text:span text:style-name="T5"> + SS</text:span><text:span text:style-name="T11">resid</text:span></text:p>
                  </text:list-item>
                </text:list>
              </text:list-item>
              <text:list-item>
                <text:p><text:span text:style-name="T5">Global </text:span><text:span text:style-name="T4">F-test</text:span><text:span text:style-name="T5"> looks for any effect of IVs on DV</text:span></text:p>
                <text:list>
                  <text:list-item>
                    <text:p><text:span text:style-name="T5">If not significant, check for violations of </text:span><text:span text:style-name="T4">assumptions</text:span></text:p>
                  </text:list-item>
                </text:list>
              </text:list-item>
              <text:list-item>
                <text:p><text:span text:style-name="T4">Effect size</text:span><text:span text:style-name="T5"> </text:span><text:span text:style-name="T12">η</text:span><text:span text:style-name="T14">2</text:span><text:span text:style-name="T5"> is akin to R</text:span><text:span text:style-name="T15">2</text:span><text:span text:style-name="T5">: </text:span><text:span text:style-name="T12">1 – (SS</text:span><text:span text:style-name="T13">resid</text:span><text:span text:style-name="T12"> / SS</text:span><text:span text:style-name="T13">tot</text:span><text:span text:style-name="T12">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2-way ANOVA: calculating</text:p>
          </draw:text-box>
        </draw:frame>
        <draw:frame draw:style-name="gr5" draw:layer="layout" svg:width="5.801cm" svg:height="2.52cm" svg:x="4.287cm" svg:y="5.334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26.161cm" svg:height="6.211cm" svg:x="1.23cm" svg:y="3.86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>
              <table:table-cell table:style-name="ce9">
                <text:p text:style-name="P8"><text:span text:style-name="T16">-</text:span></text:p>
              </table:table-cell>
              <table:table-cell table:style-name="ce10">
                <text:p text:style-name="P8"><text:span text:style-name="T17">IV</text:span><text:span text:style-name="T18">1</text:span><text:span text:style-name="T17"> (a levels)</text:span></text:p>
              </table:table-cell>
              <table:table-cell table:style-name="ce11">
                <text:p text:style-name="P8"><text:span text:style-name="T19">IV</text:span><text:span text:style-name="T20">2</text:span><text:span text:style-name="T19"> (b levels)</text:span></text:p>
              </table:table-cell>
              <table:table-cell table:style-name="ce12">
                <text:p text:style-name="P8"><text:span text:style-name="T17">IV</text:span><text:span text:style-name="T18">1</text:span><text:span text:style-name="T17">*IV</text:span><text:span text:style-name="T18">2</text:span><text:span text:style-name="T17"> (Interaction)</text:span></text:p>
              </table:table-cell>
            </table:table-row>
            <table:table-row table:style-name="ro5">
              <table:table-cell table:style-name="ce13">
                <text:p text:style-name="P8"><text:span text:style-name="T17">SS</text:span></text:p>
              </table:table-cell>
              <table:table-cell table:style-name="ce10"/>
              <table:table-cell table:style-name="ce14"/>
              <table:table-cell table:style-name="ce12"/>
            </table:table-row>
            <table:table-row table:style-name="ro6">
              <table:table-cell table:style-name="ce13">
                <text:p text:style-name="P8"><text:span text:style-name="T17">df</text:span></text:p>
              </table:table-cell>
              <table:table-cell table:style-name="ce15">
                <text:p text:style-name="P8"><text:span text:style-name="T21">a – 1</text:span></text:p>
              </table:table-cell>
              <table:table-cell table:style-name="ce11">
                <text:p text:style-name="P8"><text:span text:style-name="T22">b – 1</text:span></text:p>
              </table:table-cell>
              <table:table-cell table:style-name="ce16">
                <text:p text:style-name="P8"><text:span text:style-name="T21">(a – 1) * (b – 1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layer="layout" svg:width="5.923cm" svg:height="2.534cm" svg:x="10.788cm" svg:y="5.33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10.188cm" svg:height="2.534cm" svg:x="17.288cm" svg:y="5.33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8" draw:layer="layout" svg:width="25.199cm" svg:height="8.823cm" svg:x="1.401cm" svg:y="10.669cm" presentation:class="outline" presentation:user-transformed="true">
          <draw:text-box>
            <text:list text:style-name="L3">
              <text:list-item>
                <text:p>Also find <text:span text:style-name="T2">SS</text:span><text:span text:style-name="T23">tot</text:span><text:span text:style-name="T5"> as before, and </text:span><text:span text:style-name="T4">SS</text:span><text:span text:style-name="T23">res</text:span></text:p>
                <text:list>
                  <text:list-item>
                    <text:p><text:span text:style-name="T4">df</text:span><text:span text:style-name="T23">tot</text:span><text:span text:style-name="T5"> = </text:span><text:span text:style-name="T12">n – 1</text:span><text:span text:style-name="T5">, and </text:span><text:span text:style-name="T4">df</text:span><text:span text:style-name="T23">res</text:span><text:span text:style-name="T5"> = </text:span><text:span text:style-name="T12">n – ab</text:span></text:p>
                  </text:list-item>
                  <text:list-item>
                    <text:p><text:span text:style-name="T5">The SS and df always </text:span><text:span text:style-name="T4">add up</text:span><text:span text:style-name="T5">:</text:span></text:p>
                    <text:list>
                      <text:list-item>
                        <text:p><text:span text:style-name="T12">Tot</text:span><text:span text:style-name="T5"> = </text:span><text:span text:style-name="T12">IV</text:span><text:span text:style-name="T13">1</text:span><text:span text:style-name="T5"> + </text:span><text:span text:style-name="T12">IV</text:span><text:span text:style-name="T13">2</text:span><text:span text:style-name="T5"> + (</text:span><text:span text:style-name="T12">IV</text:span><text:span text:style-name="T13">1</text:span><text:span text:style-name="T12">*IV</text:span><text:span text:style-name="T13">2</text:span><text:span text:style-name="T5">) + </text:span><text:span text:style-name="T12">Resid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3</text:span><text:span text:style-name="T5"> </text:span><text:span text:style-name="T4">F-tests</text:span><text:span text:style-name="T5">: IV</text:span><text:span text:style-name="T11">1</text:span><text:span text:style-name="T5">, IV</text:span><text:span text:style-name="T11">2</text:span><text:span text:style-name="T5">, and interaction</text:span></text:p>
                <text:list>
                  <text:list-item>
                    <text:p><text:span text:style-name="T5">e.g.,</text:span><text:span text:style-name="T4"> main effect</text:span><text:span text:style-name="T5"> on IV</text:span><text:span text:style-name="T11">1</text:span><text:span text:style-name="T5">: </text:span><text:span text:style-name="T4">F</text:span><text:span text:style-name="T5"> = </text:span><text:span text:style-name="T12">MS</text:span><text:span text:style-name="T13">1</text:span><text:span text:style-name="T5"> / </text:span><text:span text:style-name="T12">MS</text:span><text:span text:style-name="T13">re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Main effects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A <text:span text:style-name="T2">main effect</text:span> is a <text:span text:style-name="T2">one-way</text:span> ANOVA on <text:span text:style-name="T24">one</text:span> IV, after <text:span text:style-name="T2">controlling</text:span> for the other predictors</text:p>
                <text:list>
                  <text:list-item>
                    <text:p>Analogous to<text:span text:style-name="T2"> t-tests on slope</text:span> for each IV in multiple regression</text:p>
                  </text:list-item>
                  <text:list-item>
                    <text:p>Here, the main effects are themselves <text:span text:style-name="T2">F-tests</text:span></text:p>
                  </text:list-item>
                </text:list>
              </text:list-item>
              <text:list-item>
                <text:p>E.g., do <text:span text:style-name="T6">females</text:span> spend <text:span text:style-name="T6">more </text:span>at your site, after <text:s/>accounting for <text:span text:style-name="T6">source</text:span>?</text:p>
                <text:list>
                  <text:list-item>
                    <text:p>2-way ANOVA on both Gender and Source,<text:line-break/>then look at main effect of Gender</text:p>
                  </text:list-item>
                </text:list>
              </text:list-item>
              <text:list-item>
                <text:p>E.g., do different <text:span text:style-name="T6">formulas</text:span> have different <text:span text:style-name="T6">fat</text:span> content, across all <text:span text:style-name="T6">plants</text:span>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Interactio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When the <text:span text:style-name="T2">effect</text:span> of one IV on the DV changes, depending on the <text:span text:style-name="T2">level</text:span> of the moderator</text:p>
              </text:list-item>
              <text:list-item>
                <text:p>e.g., <text:span text:style-name="T6">females</text:span> spend <text:span text:style-name="T24">more</text:span> in response to <text:span text:style-name="T6">print</text:span> ads, but <text:span text:style-name="T6">males</text:span> spend more in response to <text:span text:style-name="T6">web</text:span></text:p>
              </text:list-item>
              <text:list-item>
                <text:p>e.g., <text:span text:style-name="T6">Henderson</text:span> generally has lower fat than the other plants, <text:span text:style-name="T2">except</text:span> for<text:span text:style-name="T6"> Large Breed</text:span>, where it has the second-<text:line-break/><text:span text:style-name="T6">highest</text:span> fat:</text:p>
              </text:list-item>
              <text:list-item>
                <text:p>Plot <text:span text:style-name="T2">means</text:span>, note<text:line-break/>change in <text:span text:style-name="T2">shape</text:span><text:line-break/>of the curves</text:p>
              </text:list-item>
            </text:list>
          </draw:text-box>
        </draw:frame>
        <draw:frame draw:style-name="gr6" draw:layer="layout" svg:width="15.999cm" svg:height="8.999cm" svg:x="11.687cm" svg:y="11.06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7" draw:text-style-name="P8" draw:layer="layout" svg:width="1.524cm" svg:height="4.572cm" svg:x="17.372cm" svg:y="1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andomized Complete Block</text:p>
          </draw:text-box>
        </draw:frame>
        <draw:frame presentation:style-name="pr5" draw:layer="layout" svg:width="25.199cm" svg:height="16.3cm" svg:x="1.4cm" svg:y="3.81cm" presentation:class="outline" presentation:user-transformed="true">
          <draw:text-box>
            <text:list text:style-name="L3">
              <text:list-item>
                <text:p>Special case of 2-way ANOVA, where<text:line-break/>each <text:span text:style-name="T2">cell</text:span> has only <text:span text:style-name="T6">1</text:span> observation</text:p>
              </text:list-item>
              <text:list-item>
                <text:p><text:span text:style-name="T6">IV1</text:span> is the <text:span text:style-name="T2">factor</text:span>: typically a <text:span text:style-name="T2">fixed</text:span> effect</text:p>
                <text:list>
                  <text:list-item>
                    <text:p>Fixed: <text:span text:style-name="T2">levels </text:span><text:span text:style-name="T24">are set in the</text:span><text:span text:style-name="T2"> hypothesis</text:span>: e.g., gender, province, store branch, plant</text:p>
                  </text:list-item>
                </text:list>
              </text:list-item>
              <text:list-item>
                <text:p><text:span text:style-name="T6">IV2</text:span> is the <text:span text:style-name="T2">block</text:span>: typically a <text:span text:style-name="T2">random</text:span> effect</text:p>
                <text:list>
                  <text:list-item>
                    <text:p>Random: levels are <text:span text:style-name="T2">sampled</text:span><text:line-break/>from a <text:span text:style-name="T2">population</text:span>:<text:line-break/>e.g., customer, truck, day</text:p>
                  </text:list-item>
                </text:list>
              </text:list-item>
              <text:list-item>
                <text:p>e.g, <text:span text:style-name="T3"><text:a xlink:href="http://twu.seanho.com/11fall/busi275/lectures/19-Applebees.xls">19-Applebees.xls</text:a></text:span>:</text:p>
                <text:list>
                  <text:list-item>
                    <text:p><text:span text:style-name="T2">Factor</text:span>: <text:span text:style-name="T6">Restaurant</text:span></text:p>
                  </text:list-item>
                  <text:list-item>
                    <text:p><text:span text:style-name="T2">Block</text:span>: <text:span text:style-name="T6">Week</text:span></text:p>
                  </text:list-item>
                  <text:list-item>
                    <text:p><text:span text:style-name="T2">DV</text:span><text:span text:style-name="T6">: Revenue</text:span></text:p>
                  </text:list-item>
                </text:list>
              </text:list-item>
            </text:list>
          </draw:text-box>
        </draw:frame>
        <draw:frame draw:style-name="standard" draw:layer="layout" svg:width="7.652cm" svg:height="8.171cm" svg:x="19.303cm" svg:y="11.76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row table:style-name="ro7" table:default-cell-style-name="ce17">
              <table:table-cell table:style-name="ce7"/>
              <table:table-cell table:number-columns-spanned="3">
                <text:p text:style-name="P6">Restaurant</text:p>
              </table:table-cell>
              <table:covered-table-cell/>
              <table:covered-table-cell/>
            </table:table-row>
            <table:table-row table:style-name="ro8" table:default-cell-style-name="ce7">
              <table:table-cell table:style-name="ce18" table:number-rows-spanned="5">
                <text:p text:style-name="P6">Week</text:p>
              </table:table-cell>
              <table:table-cell table:style-name="ce19">
                <text:p text:style-name="P12"><text:span text:style-name="T25">8.34</text:span></text:p>
              </table:table-cell>
              <table:table-cell>
                <text:p><text:span text:style-name="T26">6.79</text:span></text:p>
              </table:table-cell>
              <table:table-cell>
                <text:p><text:span text:style-name="T26">9.18</text:span></text:p>
              </table:table-cell>
            </table:table-row>
            <table:table-row table:style-name="ro8" table:default-cell-style-name="ce7">
              <table:covered-table-cell table:style-name="ce18"/>
              <table:table-cell>
                <text:p><text:span text:style-name="T26">10.7</text:span></text:p>
              </table:table-cell>
              <table:table-cell>
                <text:p><text:span text:style-name="T26">10.0</text:span></text:p>
              </table:table-cell>
              <table:table-cell>
                <text:p><text:span text:style-name="T26">12.8</text:span></text:p>
              </table:table-cell>
            </table:table-row>
            <table:table-row table:style-name="ro8" table:default-cell-style-name="ce7">
              <table:covered-table-cell table:style-name="ce18"/>
              <table:table-cell>
                <text:p><text:span text:style-name="T26">...</text:span></text:p>
              </table:table-cell>
              <table:table-cell>
                <text:p><text:span text:style-name="T26">...</text:span></text:p>
              </table:table-cell>
              <table:table-cell>
                <text:p><text:span text:style-name="T26">...</text:span></text:p>
              </table:table-cell>
            </table:table-row>
            <table:table-row table:style-name="ro8" table:default-cell-style-name="ce7">
              <table:covered-table-cell table:style-name="ce18"/>
              <table:table-cell>
                <text:p><text:span text:style-name="T26">...</text:span></text:p>
              </table:table-cell>
              <table:table-cell>
                <text:p><text:span text:style-name="T26">...</text:span></text:p>
              </table:table-cell>
              <table:table-cell>
                <text:p><text:span text:style-name="T26">...</text:span></text:p>
              </table:table-cell>
            </table:table-row>
            <table:table-row table:style-name="ro9" table:default-cell-style-name="ce7">
              <table:covered-table-cell table:style-name="ce18"/>
              <table:table-cell>
                <text:p><text:span text:style-name="T26">...</text:span></text:p>
              </table:table-cell>
              <table:table-cell>
                <text:p><text:span text:style-name="T26">...</text:span></text:p>
              </table:table-cell>
              <table:table-cell>
                <text:p><text:span text:style-name="T26">..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andomized Block model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A complete 2-way ANOVA on this data would have <text:span text:style-name="T2">zero residual</text:span> in each cell</text:p>
                <text:list>
                  <text:list-item>
                    <text:p><text:span text:style-name="T24">So the </text:span><text:span text:style-name="T2">interaction</text:span> term serves as “residual”</text:p>
                  </text:list-item>
                  <text:list-item>
                    <text:p><text:span text:style-name="T6">Tot</text:span> = <text:span text:style-name="T6">Factor</text:span> + <text:span text:style-name="T6">Blocking</text:span> + <text:span text:style-name="T6">Residual</text:span></text:p>
                    <text:list>
                      <text:list-item>
                        <text:p><text:span text:style-name="T2">df</text:span><text:span text:style-name="T23">res</text:span><text:span text:style-name="T5"> = (</text:span><text:span text:style-name="T12">a – 1</text:span><text:span text:style-name="T5">)(</text:span><text:span text:style-name="T12">b – 1</text:span><text:span text:style-name="T5">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actor effect</text:span> (<text:span text:style-name="T6">IV</text:span><text:span text:style-name="T13">1</text:span>): <text:span text:style-name="T2">F</text:span> = <text:span text:style-name="T6">MS</text:span><text:span text:style-name="T13">1</text:span><text:span text:style-name="T5"> / </text:span><text:span text:style-name="T12">MS</text:span><text:span text:style-name="T13">res</text:span></text:p>
                <text:list>
                  <text:list-item>
                    <text:p><text:span text:style-name="T5">This is usually what we're most interested in</text:span></text:p>
                  </text:list-item>
                </text:list>
              </text:list-item>
              <text:list-item>
                <text:p><text:span text:style-name="T4">Blocking effect </text:span><text:span text:style-name="T5">(</text:span><text:span text:style-name="T12">IV</text:span><text:span text:style-name="T13">2</text:span><text:span text:style-name="T5">): </text:span><text:span text:style-name="T4">F</text:span><text:span text:style-name="T5"> = </text:span><text:span text:style-name="T12">MS</text:span><text:span text:style-name="T13">2</text:span><text:span text:style-name="T5"> / </text:span><text:span text:style-name="T12">MS</text:span><text:span text:style-name="T13">res</text:span></text:p>
                <text:list>
                  <text:list-item>
                    <text:p><text:span text:style-name="T5">If </text:span><text:span text:style-name="T4">non-sig</text:span><text:span text:style-name="T5">, then blocking was </text:span><text:span text:style-name="T4">not</text:span><text:span text:style-name="T5"> necessary and we could've just done a </text:span><text:span text:style-name="T4">1-way </text:span><text:span text:style-name="T5">ANOVA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ost-hoc: Fisher's LSD test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If the <text:span text:style-name="T2">factor effect </text:span>is significant, one <text:span text:style-name="T2">post-hoc</text:span> test we can use is Fisher's <text:span text:style-name="T2">least sig. diff.</text:span> test</text:p>
                <text:list>
                  <text:list-item>
                    <text:p>Like Tukey-Kramer, but for <text:span text:style-name="T2">equal-size</text:span> cells</text:p>
                  </text:list-item>
                </text:list>
              </text:list-item>
              <text:list-item>
                <text:p><text:span text:style-name="T2">Critical range</text:span>:</text:p>
                <text:list>
                  <text:list-item>
                    <text:p><text:span text:style-name="T2">t</text:span>: <text:span text:style-name="T6">2</text:span>-tails, use <text:span text:style-name="T6">df</text:span><text:span text:style-name="T13">res</text:span></text:p>
                  </text:list-item>
                  <text:list-item>
                    <text:p><text:span text:style-name="T4">b</text:span><text:span text:style-name="T5">: # blocks (</text:span><text:span text:style-name="T12">IV</text:span><text:span text:style-name="T13">2</text:span><text:span text:style-name="T5">)</text:span></text:p>
                  </text:list-item>
                </text:list>
              </text:list-item>
              <text:list-item>
                <text:p>For all <text:span text:style-name="T2">pairs</text:span> of levels of the main factor,<text:line-break/>if the <text:span text:style-name="T2">difference of means</text:span> <text:span text:style-name="T6">|</text:span><text:span text:style-name="T27">x</text:span><text:span text:style-name="T28">i</text:span><text:span text:style-name="T12"> – </text:span><text:span text:style-name="T29">x</text:span><text:span text:style-name="T28">j</text:span><text:span text:style-name="T12">|</text:span><text:span text:style-name="T5"> exceeds </text:span><text:span text:style-name="T12">LSD</text:span><text:span text:style-name="T5">, then those two groups </text:span><text:span text:style-name="T4">differ</text:span><text:span text:style-name="T5"> significantly</text:span></text:p>
                <text:list>
                  <text:list-item>
                    <text:p><text:span text:style-name="T5">Use the results to </text:span><text:span text:style-name="T4">cluster</text:span><text:span text:style-name="T5"> the factor levels</text:span></text:p>
                  </text:list-item>
                </text:list>
              </text:list-item>
            </text:list>
          </draw:text-box>
        </draw:frame>
        <draw:frame draw:style-name="gr5" draw:layer="layout" svg:width="7.293cm" svg:height="2.604cm" svg:x="14.297cm" svg:y="7.6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337cm" presentation:class="title">
          <draw:text-box>
            <text:p>TODO</text:p>
          </draw:text-box>
        </draw:frame>
        <draw:frame presentation:style-name="pr10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HW8</text:span><text:span text:style-name="T6"> </text:span><text:span text:style-name="T24">(ch15,12): due </text:span><text:span text:style-name="T6">next Tues</text:span></text:p>
              </text:list-item>
              <text:list-item>
                <text:p><text:span text:style-name="T2">Projects</text:span><text:span text:style-name="T24">:</text:span></text:p>
                <text:list>
                  <text:list-item>
                    <text:p><text:span text:style-name="T24">Presentations in </text:span><text:span text:style-name="T6">two weeks</text:span><text:span text:style-name="T24">!</text:span></text:p>
                  </text:list-item>
                  <text:list-item>
                    <text:p><text:span text:style-name="T24">If you don't know what analysis to perform, or how to perform it, ask me for help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Big5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373</meta:editing-cycles>
    <meta:editing-duration>P4DT23H23M2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11-15T11:03:31</dc:date>
    <dc:creator>Sean Ho</dc:creator>
    <meta:document-statistic meta:object-count="222"/>
    <meta:user-defined meta:name="Owner">Sean Ho</meta:user-defined>
    <meta:template xlink:type="simple" xlink:actuate="onRequest" xlink:title="TWU Template" xlink:href="../../../../../../../../templates/TWU_Template.otp" meta:date="2011-09-14T21:38: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3.697cm" svg:y="0.316cm" chart:style-name="ch2">
          <text:p>Average Crude Fat by Formula and Plant</text:p>
        </chart:title>
        <chart:subtitle svg:x="7.189cm" svg:y="1.275cm" chart:style-name="ch3">
          <text:p>sub-title</text:p>
        </chart:subtitle>
        <chart:legend chart:legend-position="end" svg:x="12.645cm" svg:y="3.205cm" style:legend-expansion="high" chart:style-name="ch4"/>
        <chart:plot-area chart:style-name="ch5" chart:data-source-has-labels="both" svg:x="0.77cm" svg:y="2.318cm" svg:width="11.235cm" svg:height="6.082cm">
          <chartooo:coordinate-region svg:x="1.736cm" svg:y="2.517cm" svg:width="9.434cm" svg:height="5.236cm"/>
          <chart:axis chart:dimension="x" chart:name="primary-x" chart:style-name="ch6" chartooo:axis-type="auto">
            <chartooo:date-scale/>
            <chart:categories table:cell-range-address="local-table.$B$1:.$F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series chart:style-name="ch11" chart:values-cell-range-address="local-table.$B$4:.$F$4" chart:label-cell-address="local-table.$A$4" chart:class="chart:line">
            <chart:data-point chart:repeated="5"/>
          </chart:series>
          <chart:series chart:style-name="ch12" chart:values-cell-range-address="local-table.$B$5:.$F$5" chart:label-cell-address="local-table.$A$5" chart:class="chart:line">
            <chart:data-point chart:repeated="5"/>
          </chart:series>
          <chart:series chart:style-name="ch13" chart:values-cell-range-address="local-table.$B$6:.$F$6" chart:label-cell-address="local-table.$A$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wwisburg </text:p>
              </table:table-cell>
              <table:table-cell office:value-type="string">
                <text:p>Aurora</text:p>
              </table:table-cell>
              <table:table-cell office:value-type="string">
                <text:p>Henderson</text:p>
              </table:table-cell>
              <table:table-cell office:value-type="string">
                <text:p>Leipsic</text:p>
              </table:table-cell>
              <table:table-cell office:value-type="string">
                <text:p>Coevorden</text:p>
              </table:table-cell>
            </table:table-row>
          </table:table-header-rows>
          <table:table-rows>
            <table:table-row>
              <table:table-cell office:value-type="string">
                <text:p>Puppy</text:p>
              </table:table-cell>
              <table:table-cell office:value-type="float" office:value="11.5">
                <text:p>11.5</text:p>
              </table:table-cell>
              <table:table-cell office:value-type="float" office:value="17">
                <text:p>17</text:p>
              </table:table-cell>
              <table:table-cell office:value-type="float" office:value="13.5">
                <text:p>13.5</text:p>
              </table:table-cell>
              <table:table-cell office:value-type="float" office:value="15.5">
                <text:p>15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Adult</text:p>
              </table:table-cell>
              <table:table-cell office:value-type="float" office:value="11.5">
                <text:p>11.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arge Breed</text:p>
              </table:table-cell>
              <table:table-cell office:value-type="float" office:value="15">
                <text:p>15</text:p>
              </table:table-cell>
              <table:table-cell office:value-type="float" office:value="16.5">
                <text:p>16.5</text:p>
              </table:table-cell>
              <table:table-cell office:value-type="float" office:value="17.5">
                <text:p>17.5</text:p>
              </table:table-cell>
              <table:table-cell office:value-type="float" office:value="18">
                <text:p>18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Reduced Fat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Senior</text:p>
              </table:table-cell>
              <table:table-cell office:value-type="float" office:value="13">
                <text:p>13</text:p>
              </table:table-cell>
              <table:table-cell office:value-type="float" office:value="14.5">
                <text:p>14.5</text:p>
              </table:table-cell>
              <table:table-cell office:value-type="float" office:value="10.5">
                <text:p>10.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LSD</mi>
                <mrow>
                  <mi/>
                  <mo stretchy="false">=</mo>
                  <mi/>
                </mrow>
                <mi>t</mi>
                <msqrt>
                  <mrow>
                    <mfrac>
                      <mrow>
                        <mn>2</mn>
                        <msub>
                          <mi mathvariant="italic">MS</mi>
                          <mrow>
                            <mi mathvariant="italic">res</mi>
                          </mrow>
                        </msub>
                      </mrow>
                      <mrow>
                        <mi>b</mi>
                      </mrow>
                    </mfrac>
                  </mrow>
                </msqrt>
              </mrow>
            </mrow>
          </mstyle>
        </mrow>
      </mstyle>
    </mrow>
    <annotation encoding="StarMath 5.0">bold color yellow {
LSD `=` t sqrt{{2 MS_{res}} over {b}}
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3.697cm" svg:y="0.316cm" chart:style-name="ch2">
          <text:p>Average Crude Fat by Formula and Plant</text:p>
        </chart:title>
        <chart:subtitle svg:x="7.189cm" svg:y="1.275cm" chart:style-name="ch3">
          <text:p>sub-title</text:p>
        </chart:subtitle>
        <chart:legend chart:legend-position="end" svg:x="12.645cm" svg:y="3.205cm" style:legend-expansion="high" chart:style-name="ch4"/>
        <chart:plot-area chart:style-name="ch5" chart:data-source-has-labels="both" svg:x="0.77cm" svg:y="2.318cm" svg:width="11.235cm" svg:height="6.082cm">
          <chartooo:coordinate-region svg:x="1.736cm" svg:y="2.517cm" svg:width="9.434cm" svg:height="5.236cm"/>
          <chart:axis chart:dimension="x" chart:name="primary-x" chart:style-name="ch6" chartooo:axis-type="auto">
            <chartooo:date-scale/>
            <chart:categories table:cell-range-address="local-table.$B$1:.$F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series chart:style-name="ch11" chart:values-cell-range-address="local-table.$B$4:.$F$4" chart:label-cell-address="local-table.$A$4" chart:class="chart:line">
            <chart:data-point chart:repeated="5"/>
          </chart:series>
          <chart:series chart:style-name="ch12" chart:values-cell-range-address="local-table.$B$5:.$F$5" chart:label-cell-address="local-table.$A$5" chart:class="chart:line">
            <chart:data-point chart:repeated="5"/>
          </chart:series>
          <chart:series chart:style-name="ch13" chart:values-cell-range-address="local-table.$B$6:.$F$6" chart:label-cell-address="local-table.$A$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wwisburg </text:p>
              </table:table-cell>
              <table:table-cell office:value-type="string">
                <text:p>Aurora</text:p>
              </table:table-cell>
              <table:table-cell office:value-type="string">
                <text:p>Henderson</text:p>
              </table:table-cell>
              <table:table-cell office:value-type="string">
                <text:p>Leipsic</text:p>
              </table:table-cell>
              <table:table-cell office:value-type="string">
                <text:p>Coevorden</text:p>
              </table:table-cell>
            </table:table-row>
          </table:table-header-rows>
          <table:table-rows>
            <table:table-row>
              <table:table-cell office:value-type="string">
                <text:p>Puppy</text:p>
              </table:table-cell>
              <table:table-cell office:value-type="float" office:value="11.5">
                <text:p>11.5</text:p>
              </table:table-cell>
              <table:table-cell office:value-type="float" office:value="17">
                <text:p>17</text:p>
              </table:table-cell>
              <table:table-cell office:value-type="float" office:value="13.5">
                <text:p>13.5</text:p>
              </table:table-cell>
              <table:table-cell office:value-type="float" office:value="15.5">
                <text:p>15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Adult</text:p>
              </table:table-cell>
              <table:table-cell office:value-type="float" office:value="11.5">
                <text:p>11.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arge Breed</text:p>
              </table:table-cell>
              <table:table-cell office:value-type="float" office:value="15">
                <text:p>15</text:p>
              </table:table-cell>
              <table:table-cell office:value-type="float" office:value="16.5">
                <text:p>16.5</text:p>
              </table:table-cell>
              <table:table-cell office:value-type="float" office:value="17.5">
                <text:p>17.5</text:p>
              </table:table-cell>
              <table:table-cell office:value-type="float" office:value="18">
                <text:p>18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Reduced Fat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Senior</text:p>
              </table:table-cell>
              <table:table-cell office:value-type="float" office:value="13">
                <text:p>13</text:p>
              </table:table-cell>
              <table:table-cell office:value-type="float" office:value="14.5">
                <text:p>14.5</text:p>
              </table:table-cell>
              <table:table-cell office:value-type="float" office:value="10.5">
                <text:p>10.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bn</mi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a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over accent="true"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stretchy="false">̄</mo>
                            </mover>
                            <mo stretchy="false">−</mo>
                            <mover accent="true">
                              <mi>x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row>
          </mstyle>
        </mrow>
      </mstyle>
    </mrow>
    <annotation encoding="StarMath 5.0">bold color yellow {
bn sum from{i=1} to{a} {(bar {x_i} - bar x)^2}
}</annotation>
  </semantics>
</math>
</file>

<file path=Object 5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an</mi>
                <mrow>
                  <munderover>
                    <mo stretchy="false">∑</mo>
                    <mrow>
                      <mrow>
                        <mi>j</mi>
                        <mo stretchy="false">=</mo>
                        <mn>1</mn>
                      </mrow>
                    </mrow>
                    <mrow>
                      <mi>b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over accent="true">
                              <mrow>
                                <msub>
                                  <mi>x</mi>
                                  <mi>j</mi>
                                </msub>
                              </mrow>
                              <mo stretchy="false">̄</mo>
                            </mover>
                            <mo stretchy="false">−</mo>
                            <mover accent="true">
                              <mi>x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row>
          </mstyle>
        </mrow>
      </mstyle>
    </mrow>
    <annotation encoding="StarMath 5.0">bold color yellow {
an sum from{j=1} to{b} {(bar {x_j} - bar x)^2}
}</annotation>
  </semantics>
</math>
</file>

<file path=Object 6/content.xml><?xml version="1.0" encoding="utf-8"?>
<math xmlns="http://www.w3.org/1998/Math/MathML">
  <semantics>
    <mrow>
      <mstyle mathvariant="bold">
        <mrow>
          <mstyle color="yellow">
            <mrow>
              <mrow>
                <mi>n</mi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a</mi>
                    </mrow>
                  </munderover>
                  <mrow>
                    <munderover>
                      <mo stretchy="false">∑</mo>
                      <mrow>
                        <mrow>
                          <mi>j</mi>
                          <mo stretchy="false">=</mo>
                          <mn>1</mn>
                        </mrow>
                      </mrow>
                      <mrow>
                        <mi>b</mi>
                      </mrow>
                    </munderover>
                    <mrow>
                      <msup>
                        <mrow>
                          <mo stretchy="false">(</mo>
                          <mrow>
                            <mrow>
                              <mrow>
                                <mrow>
                                  <mover accent="true">
                                    <mrow>
                                      <msub>
                                        <mi>x</mi>
                                        <mi mathvariant="italic">ij</mi>
                                      </msub>
                                    </mrow>
                                    <mo stretchy="false">̄</mo>
                                  </mover>
                                  <mo stretchy="false">−</mo>
                                  <mover accent="true">
                                    <mrow>
                                      <msub>
                                        <mi>x</mi>
                                        <mi>i</mi>
                                      </msub>
                                    </mrow>
                                    <mo stretchy="false">̄</mo>
                                  </mover>
                                </mrow>
                                <mo stretchy="false">−</mo>
                                <mover accent="true">
                                  <mrow>
                                    <msub>
                                      <mi>x</mi>
                                      <mi>j</mi>
                                    </msub>
                                  </mrow>
                                  <mo stretchy="false">̄</mo>
                                </mover>
                              </mrow>
                              <mo stretchy="false">+</mo>
                              <mover accent="true">
                                <mi>x</mi>
                                <mo stretchy="false">̄</mo>
                              </mover>
                            </mrow>
                          </mrow>
                          <mo stretchy="false">)</mo>
                        </mrow>
                        <mn>2</mn>
                      </msup>
                    </mrow>
                  </mrow>
                </mrow>
              </mrow>
            </mrow>
          </mstyle>
        </mrow>
      </mstyle>
    </mrow>
    <annotation encoding="StarMath 5.0">bold color yellow {
n sum from{i=1} to{a} sum from{j=1} to{b} {(bar{x_ij} - bar{x_i} - bar{x_j} + bar x)^2}
}</annotation>
  </semantics>
</math>
</file>